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E000000C6698F783C.jpg"/>
  <manifest:file-entry manifest:media-type="image/gif" manifest:full-path="Pictures/100002000000004000000040180F23F1.gif"/>
  <manifest:file-entry manifest:media-type="image/gif" manifest:full-path="Pictures/10000000000000C8000000FA3E32D356.gif"/>
  <manifest:file-entry manifest:media-type="image/jpeg" manifest:full-path="Pictures/10000000000000D6000000A6453D64FD.jpg"/>
  <manifest:file-entry manifest:media-type="image/png" manifest:full-path="Pictures/100002010000011400000062DE98CD37.png"/>
  <manifest:file-entry manifest:media-type="image/png" manifest:full-path="Pictures/1000020100000116000000B53C97DFFF.png"/>
  <manifest:file-entry manifest:media-type="image/jpeg" manifest:full-path="Pictures/10000000000001C400000151F4ABF678.jpg"/>
  <manifest:file-entry manifest:media-type="image/jpeg" manifest:full-path="Pictures/1000000000000103000000C2646C9734.jpg"/>
  <manifest:file-entry manifest:media-type="image/png" manifest:full-path="Pictures/10000000000000600000006039C411C3.png"/>
  <manifest:file-entry manifest:media-type="image/jpeg" manifest:full-path="Pictures/100000000000015E000000FA00EE632E.jpg"/>
  <manifest:file-entry manifest:media-type="image/jpeg" manifest:full-path="Pictures/1000000000000113000000B7F294455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8000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8000" draw:marker-start="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e6e6e6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ffffff"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xml:id="id3" draw:id="id3" draw:layer="layout" svg:width="4cm" svg:height="4cm" svg:x="20.6cm" svg:y="13.2cm">
          <draw:image xlink:href="Pictures/10000000000000600000006039C411C3.png" xlink:type="simple" xlink:show="embed" xlink:actuate="onLoad">
            <text:p/>
          </draw:image>
        </draw:frame>
        <draw:frame draw:style-name="gr1" draw:text-style-name="P1" xml:id="id6" draw:id="id6" draw:layer="layout" svg:width="6cm" svg:height="4.68cm" svg:x="3.1cm" svg:y="4.5cm">
          <draw:image xlink:href="Pictures/10000000000000FE000000C6698F783C.jpg" xlink:type="simple" xlink:show="embed" xlink:actuate="onLoad">
            <text:p/>
          </draw:image>
        </draw:frame>
        <draw:frame draw:style-name="gr1" draw:text-style-name="P1" xml:id="id4" draw:id="id4" draw:layer="layout" svg:width="6.6cm" svg:height="4.91cm" svg:x="11.7cm" svg:y="15cm">
          <draw:image xlink:href="Pictures/10000000000001C400000151F4ABF678.jpg" xlink:type="simple" xlink:show="embed" xlink:actuate="onLoad">
            <text:p/>
          </draw:image>
        </draw:frame>
        <draw:frame draw:style-name="gr1" draw:text-style-name="P1" xml:id="id2" draw:id="id2" draw:layer="layout" svg:width="8cm" svg:height="5.72cm" svg:x="3.3cm" svg:y="13.08cm">
          <draw:image xlink:href="Pictures/100000000000015E000000FA00EE632E.jpg" xlink:type="simple" xlink:show="embed" xlink:actuate="onLoad">
            <text:p/>
          </draw:image>
        </draw:frame>
        <draw:g xml:id="id1" draw:id="id1">
          <draw:frame draw:style-name="gr1" draw:text-style-name="P1" draw:layer="layout" svg:width="8.048cm" svg:height="2.726cm" svg:x="10.926cm" svg:y="9.62cm">
            <draw:image xlink:href="Pictures/100002010000011400000062DE98CD37.png" xlink:type="simple" xlink:show="embed" xlink:actuate="onLoad">
              <text:p/>
            </draw:image>
          </draw:frame>
          <draw:frame draw:style-name="gr1" draw:text-style-name="P1" draw:layer="layout" svg:width="9cm" svg:height="5.36cm" svg:x="10.45cm" svg:y="8.35cm">
            <draw:image xlink:href="Pictures/1000020100000116000000B53C97DFFF.png" xlink:type="simple" xlink:show="embed" xlink:actuate="onLoad">
              <text:p/>
            </draw:image>
          </draw:frame>
        </draw:g>
        <draw:connector draw:style-name="gr2" draw:text-style-name="P1" draw:layer="layout" draw:type="curve" svg:x1="10.45cm" svg:y1="11.03cm" svg:x2="7.3cm" svg:y2="13.08cm" draw:start-shape="id1" draw:start-glue-point="3" draw:end-shape="id2" svg:d="m10450 11030c-2100 0-3150 683-3150 2050">
          <text:p/>
        </draw:connector>
        <draw:connector draw:style-name="gr3" draw:text-style-name="P1" draw:layer="layout" draw:type="curve" svg:x1="19.45cm" svg:y1="11.03cm" svg:x2="22.6cm" svg:y2="13.2cm" draw:start-shape="id1" draw:start-glue-point="1" draw:end-shape="id3" draw:end-glue-point="0" svg:d="m19450 11030c2100 0 3150 723 3150 2170">
          <text:p/>
        </draw:connector>
        <draw:connector draw:style-name="gr3" draw:text-style-name="P1" draw:layer="layout" draw:type="curve" svg:x1="14.983cm" svg:y1="12.826cm" svg:x2="15cm" svg:y2="15cm" draw:end-shape="id4" svg:d="m14983 12826c0 1255 17 169 17 2174">
          <text:p/>
        </draw:connector>
        <draw:g xml:id="id8" draw:id="id8">
          <draw:frame draw:style-name="gr1" draw:text-style-name="P1" draw:layer="layout" svg:width="3.21cm" svg:height="2.309cm" svg:x="23.29cm" svg:y="4.96cm">
            <draw:image xlink:href="Pictures/10000000000000D6000000A6453D64FD.jpg" xlink:type="simple" xlink:show="embed" xlink:actuate="onLoad">
              <text:p/>
            </draw:image>
          </draw:frame>
          <draw:frame draw:style-name="gr1" draw:text-style-name="P1" draw:layer="layout" svg:width="2.917cm" svg:height="1.671cm" svg:x="23.583cm" svg:y="7.049cm">
            <draw:image xlink:href="Pictures/1000000000000113000000B7F294455A.jpg" xlink:type="simple" xlink:show="embed" xlink:actuate="onLoad">
              <text:p/>
            </draw:image>
          </draw:frame>
          <draw:frame draw:style-name="gr1" draw:text-style-name="P1" draw:layer="layout" svg:width="2.917cm" svg:height="2.004cm" svg:x="20.5cm" svg:y="4.961cm">
            <draw:image xlink:href="Pictures/1000000000000103000000C2646C9734.jpg" xlink:type="simple" xlink:show="embed" xlink:actuate="onLoad">
              <text:p/>
            </draw:image>
          </draw:frame>
          <draw:rect draw:style-name="gr4" draw:text-style-name="P1" draw:layer="layout" svg:width="6cm" svg:height="3.76cm" svg:x="20.5cm" svg:y="4.96cm">
            <text:p/>
          </draw:rect>
          <draw:frame draw:style-name="gr1" draw:text-style-name="P1" draw:layer="layout" svg:width="1.665cm" svg:height="2.09cm" svg:x="20.918cm" svg:y="6.547cm">
            <draw:image xlink:href="Pictures/10000000000000C8000000FA3E32D356.gif" xlink:type="simple" xlink:show="embed" xlink:actuate="onLoad">
              <text:p/>
            </draw:image>
          </draw:frame>
          <draw:frame draw:style-name="gr1" draw:text-style-name="P1" draw:layer="layout" svg:width="2.041cm" svg:height="2.047cm" svg:x="21.777cm" svg:y="6.124cm">
            <draw:image xlink:href="Pictures/100002000000004000000040180F23F1.gif" xlink:type="simple" xlink:show="embed" xlink:actuate="onLoad">
              <text:p/>
            </draw:image>
          </draw:frame>
        </draw:g>
        <draw:connector draw:style-name="gr3" draw:text-style-name="P1" draw:layer="layout" draw:type="curve" svg:x1="14.09cm" svg:y1="9cm" svg:x2="9.1cm" svg:y2="6.84cm" draw:start-shape="id5" draw:start-glue-point="0" draw:end-shape="id6" svg:d="m14090 9000c0-1440-1663-2160-4990-2160">
          <text:p/>
        </draw:connector>
        <draw:connector draw:style-name="gr3" draw:text-style-name="P1" draw:layer="layout" draw:type="curve" svg:x1="15.609cm" svg:y1="9cm" svg:x2="20.5cm" svg:y2="6.84cm" draw:start-shape="id7" draw:start-glue-point="0" draw:end-shape="id8" draw:end-glue-point="3" svg:d="m15609 9000c0-1440 1630-2160 4891-2160">
          <text:p/>
        </draw:connector>
        <draw:rect draw:style-name="gr5" draw:text-style-name="P1" xml:id="id7" draw:id="id7" draw:layer="layout" svg:width="2.781cm" svg:height="0.52cm" svg:x="14.219cm" svg:y="9cm">
          <text:p/>
        </draw:rect>
        <draw:rect draw:style-name="gr5" draw:text-style-name="P1" xml:id="id5" draw:id="id5" draw:layer="layout" svg:width="2.781cm" svg:height="0.52cm" svg:x="12.7cm" svg:y="9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0T10:41:27</meta:creation-date>
    <dc:date>2011-06-13T10:43:43</dc:date>
    <meta:editing-duration>P2DT18H39M8S</meta:editing-duration>
    <meta:editing-cycles>3</meta:editing-cycles>
    <meta:generator>LibreOffice/3.3$Unix LibreOffice_project/330m19$Build-202</meta:generator>
    <meta:document-statistic meta:object-count="21"/>
  </office:meta>
</office:document-meta>
</file>